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9591in" svg:y="0.0528in">
            <draw:object draw:notify-on-update-of-ranges="Sheet1.A2:Sheet1.A7 Sheet1.B1:Sheet1.B1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Risk</text:p>
          </table:table-cell>
        </table:table-row>
        <table:table-row table:style-name="ro1">
          <table:table-cell office:value-type="string" calcext:value-type="string">
            <text:p>Initial Tra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over 1</text:p>
          </table:table-cell>
          <table:table-cell table:formula="of:=[.B2]*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cover 2</text:p>
          </table:table-cell>
          <table:table-cell table:formula="of:=[.B3]*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over 3</text:p>
          </table:table-cell>
          <table:table-cell table:formula="of:=[.B4]*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cover 4</text:p>
          </table:table-cell>
          <table:table-cell table:formula="of:=[.B5]*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cover 5</text:p>
          </table:table-cell>
          <table:table-cell table:formula="of:=[.B6]*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otal Costs</text:p>
          </table:table-cell>
          <table:table-cell table:formula="of:=SUM([.B$2:.B$7])" office:value-type="float" office:value="63" calcext:value-type="float">
            <text:p>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 style:data-style-name="N2" text:time-value="19:43:59.9606796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8:07:20.078017883</meta:creation-date>
    <dc:date>2025-02-05T19:31:39.998326690</dc:date>
    <meta:editing-duration>PT1H23M31S</meta:editing-duration>
    <meta:editing-cycles>9</meta:editing-cycles>
    <meta:generator>LibreOffice/24.8.4.2$Linux_X86_64 LibreOffice_project/3e97788786b20d724e2ed0ea7a111abce73cab63</meta:generator>
    <meta:print-date>2025-02-05T19:44:59.107338862</meta:print-date>
    <meta:printed-by>PDF files</meta:printed-by>
    <meta:document-statistic meta:table-count="1" meta:cell-count="1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87cm" svg:y="4.201cm" style:legend-expansion="high" chart:style-name="ch2"/>
        <chart:plot-area chart:style-name="ch3" table:cell-range-address="Sheet1.A1:Sheet1.B7" chart:data-source-has-labels="both" svg:x="0.32cm" svg:y="0.18cm" svg:width="13.347cm" svg:height="8.64cm">
          <chart:coordinate-region svg:x="1.219cm" svg:y="0.379cm" svg:width="11.663cm" svg:height="7.794cm"/>
          <chart:axis chart:dimension="x" chart:name="primary-x" chart:style-name="ch4" chartooo:axis-type="auto">
            <chartooo:date-scale/>
            <chart:categories table:cell-range-address="Sheet1.A2:Sheet1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sk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Trade</text:p>
                <draw:g>
                  <svg:desc>Sheet1.A2:Sheet1.A7</svg:desc>
                </draw:g>
              </table:table-cell>
              <table:table-cell office:value-type="float" office:value="1">
                <text:p>1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Recover 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cover 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ecover 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ecover 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ecover 5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3e97788786b20d724e2ed0ea7a111abce73cab6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